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LookupListenerCallbackTest.add_listeners_concurrently_sanity_che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ubbingLookupListenerCallback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LookupListenerCallbackTest.should_delete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LookupListenerCallbackTest.should_clear_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LookupListenerCallbackTest.should_call_listener_when_mock_return_normally_with_default_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ubbingLookupListenerCallbackTest.should_call_all_listeners_in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bingLookupListenerCallbackTest.should_allow_same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LookupListenerCallbackTest.matches( StubbingLookupEven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bingLookupListenerCallbackTest.should_not_call_listener_when_mock_is_not_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LookupListenerCallbackTest.should_call_listener_when_mock_return_normally_with_stubbed_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ubbingLookupListenerCallbackTest.should_call_all_listeners_when_mock_throws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